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1937in" fo:margin-right="0.3047in" fo:line-height="150%" fo:text-indent="0in" style:auto-text-indent="false" style:page-number="auto"/>
    </style:style>
    <style:style style:name="P2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04709c" officeooo:paragraph-rsid="0004709c" style:font-size-asian="14pt" style:font-size-complex="14pt"/>
    </style:style>
    <style:style style:name="P3" style:family="paragraph" style:parent-style-name="Standard">
      <style:paragraph-properties fo:margin-left="0.1937in" fo:margin-right="0.3047in" fo:line-height="150%" fo:text-align="start" style:justify-single-word="false" fo:text-indent="0in" style:auto-text-indent="false"/>
      <style:text-properties fo:font-size="14pt" officeooo:rsid="0004709c" officeooo:paragraph-rsid="000b074b" style:font-size-asian="14pt" style:font-size-complex="14pt"/>
    </style:style>
    <style:style style:name="P4" style:family="paragraph" style:parent-style-name="Standard">
      <style:paragraph-properties fo:margin-left="0.1937in" fo:margin-right="0.3047in" fo:line-height="150%" fo:text-align="start" style:justify-single-word="false" fo:text-indent="0in" style:auto-text-indent="false"/>
      <style:text-properties fo:font-size="14pt" officeooo:rsid="0004709c" officeooo:paragraph-rsid="000c0b1a" style:font-size-asian="14pt" style:font-size-complex="14pt"/>
    </style:style>
    <style:style style:name="P5" style:family="paragraph" style:parent-style-name="Standard">
      <style:paragraph-properties fo:margin-left="0.1937in" fo:margin-right="0.3047in" fo:line-height="200%" fo:text-align="center" style:justify-single-word="false" fo:text-indent="0in" style:auto-text-indent="false"/>
      <style:text-properties fo:font-size="14pt" officeooo:rsid="0004709c" officeooo:paragraph-rsid="0004709c" style:font-size-asian="14pt" style:font-size-complex="14pt"/>
    </style:style>
    <style:style style:name="P6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067027" officeooo:paragraph-rsid="000d09c0" style:font-size-asian="14pt" style:font-size-complex="14pt"/>
    </style:style>
    <style:style style:name="P7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067027" officeooo:paragraph-rsid="000d2df7" style:font-size-asian="14pt" style:font-size-complex="14pt"/>
    </style:style>
    <style:style style:name="P8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ru" fo:country="RU" officeooo:rsid="000ab622" officeooo:paragraph-rsid="000ab622" style:font-size-asian="14pt" style:font-size-complex="14pt"/>
    </style:style>
    <style:style style:name="P9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ru" fo:country="RU" officeooo:rsid="000ab622" officeooo:paragraph-rsid="000e5634" style:font-size-asian="14pt" style:font-size-complex="14pt"/>
    </style:style>
    <style:style style:name="P10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067027" officeooo:paragraph-rsid="000d47a1" style:font-size-asian="14pt" style:font-size-complex="14pt"/>
    </style:style>
    <style:style style:name="P11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16aa1b" officeooo:paragraph-rsid="0016aa1b" style:font-size-asian="14pt" style:font-size-complex="14pt"/>
    </style:style>
    <style:style style:name="P12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ru" fo:country="RU" officeooo:rsid="0014c13a" officeooo:paragraph-rsid="0014c13a" style:font-size-asian="14pt" style:font-size-complex="14pt"/>
    </style:style>
    <style:style style:name="P13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ru" fo:country="RU" officeooo:rsid="0016aa1b" officeooo:paragraph-rsid="0016aa1b" style:font-size-asian="14pt" style:font-size-complex="14pt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in" fo:margin-right="0in" fo:line-height="150%" fo:text-align="center" fo:text-indent="0in" style:writing-mode="lr-tb"/>
    </style:style>
    <style:style style:name="P17" style:family="paragraph">
      <style:paragraph-properties fo:margin-left="0in" fo:margin-right="0in" fo:line-height="150%" fo:text-align="center" fo:text-indent="0in" style:writing-mode="lr-tb"/>
      <style:text-properties style:font-name="T-FLEX Type B" fo:font-size="11pt" style:font-size-asian="11pt" style:font-size-complex="11pt"/>
    </style:style>
    <style:style style:name="P18" style:family="paragraph">
      <style:paragraph-properties fo:margin-left="0in" fo:margin-right="0in" fo:line-height="150%" fo:text-align="center" fo:text-indent="0in" style:writing-mode="lr-tb"/>
      <style:text-properties style:font-name="T-FLEX Type A" fo:font-size="11pt" style:font-size-asian="11pt" style:font-size-complex="11pt"/>
    </style:style>
    <style:style style:name="P19" style:family="paragraph">
      <style:paragraph-properties fo:margin-left="0in" fo:margin-right="0in" fo:line-height="150%" fo:text-align="justify" fo:text-indent="0in" style:writing-mode="lr-tb"/>
    </style:style>
    <style:style style:name="P20" style:family="paragraph">
      <style:paragraph-properties fo:margin-left="0in" fo:margin-right="0in" fo:line-height="150%" fo:text-align="justify" fo:text-indent="0in" style:writing-mode="lr-tb"/>
      <style:text-properties style:font-name="T-FLEX Type A" fo:font-size="11pt" style:font-size-asian="11pt" style:font-size-complex="11pt"/>
    </style:style>
    <style:style style:name="P21" style:family="paragraph">
      <style:paragraph-properties fo:margin-left="0in" fo:margin-right="0in" fo:line-height="150%" fo:text-align="center" fo:text-indent="0in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2" style:family="paragraph">
      <style:paragraph-properties fo:margin-left="0in" fo:margin-right="0in" fo:line-height="150%" fo:text-align="justify" fo:text-indent="0in" style:writing-mode="lr-tb"/>
      <style:text-properties style:font-name="T-FLEX Type B" fo:font-size="12pt" style:font-size-asian="12pt" style:font-size-complex="12pt"/>
    </style:style>
    <style:style style:name="P23" style:family="paragraph">
      <style:paragraph-properties fo:text-align="center"/>
    </style:style>
    <style:style style:name="P24" style:family="paragraph">
      <style:paragraph-properties fo:margin-left="0in" fo:margin-right="0in" fo:line-height="150%" fo:text-align="center" fo:text-indent="0.4925in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25" style:family="paragraph">
      <style:paragraph-properties fo:margin-left="0in" fo:margin-right="0in" fo:line-height="150%" fo:text-align="justify" fo:text-indent="0in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6" style:family="paragraph">
      <style:paragraph-properties fo:margin-left="0in" fo:margin-right="0in" fo:line-height="150%" fo:text-align="start" fo:text-indent="0in" style:writing-mode="lr-tb"/>
    </style:style>
    <style:style style:name="P27" style:family="paragraph">
      <style:paragraph-properties fo:margin-left="0in" fo:margin-right="0in" fo:line-height="150%" fo:text-align="start" fo:text-indent="0in" style:writing-mode="lr-tb"/>
      <style:text-properties style:font-name="T-FLEX Type A" fo:font-size="11pt" style:font-size-asian="11pt" style:font-size-complex="11pt"/>
    </style:style>
    <style:style style:name="P28" style:family="paragraph">
      <style:paragraph-properties fo:margin-left="0in" fo:margin-right="0in" fo:line-height="150%" fo:text-align="center" fo:text-indent="0.4925in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29" style:family="paragraph">
      <style:paragraph-properties fo:margin-left="0in" fo:margin-right="0in" fo:line-height="150%" fo:text-align="center" fo:text-indent="0.4925in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30" style:family="paragraph">
      <style:paragraph-properties fo:margin-left="0in" fo:margin-right="0in" fo:line-height="150%" fo:text-align="justify" fo:text-indent="0.4925in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31" style:family="paragraph">
      <style:paragraph-properties fo:margin-left="0in" fo:margin-right="0in" fo:line-height="150%" fo:text-align="center" fo:text-indent="0.4925in" style:writing-mode="lr-tb"/>
      <style:text-properties style:font-name="T-FLEX Type B" fo:font-size="16pt" style:font-size-asian="16pt" style:font-size-complex="16pt"/>
    </style:style>
    <style:style style:name="T1" style:family="text">
      <style:text-properties officeooo:rsid="0002c8ea" style:font-size-asian="12.25pt"/>
    </style:style>
    <style:style style:name="T2" style:family="text">
      <style:text-properties officeooo:rsid="0005b77f" style:font-size-asian="12.25pt"/>
    </style:style>
    <style:style style:name="T3" style:family="text">
      <style:text-properties officeooo:rsid="0005f38a" style:font-size-asian="12.25pt"/>
    </style:style>
    <style:style style:name="T4" style:family="text">
      <style:text-properties officeooo:rsid="0007af8f" style:font-size-asian="12.25pt"/>
    </style:style>
    <style:style style:name="T5" style:family="text">
      <style:text-properties officeooo:rsid="0016aa1b" style:font-size-asian="12.25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a2d42"/>
    </style:style>
    <style:style style:name="T8" style:family="text">
      <style:text-properties fo:language="en" fo:country="US" officeooo:rsid="0010322a" style:font-size-asian="12.25pt"/>
    </style:style>
    <style:style style:name="T9" style:family="text">
      <style:text-properties fo:language="en" fo:country="US" officeooo:rsid="000eed23"/>
    </style:style>
    <style:style style:name="T10" style:family="text">
      <style:text-properties fo:language="en" fo:country="US" officeooo:rsid="001020ff"/>
    </style:style>
    <style:style style:name="T11" style:family="text">
      <style:text-properties fo:language="en" fo:country="US" officeooo:rsid="00112766"/>
    </style:style>
    <style:style style:name="T12" style:family="text">
      <style:text-properties fo:language="en" fo:country="US" officeooo:rsid="0012b2cc"/>
    </style:style>
    <style:style style:name="T13" style:family="text">
      <style:text-properties fo:language="en" fo:country="US" officeooo:rsid="001466e6"/>
    </style:style>
    <style:style style:name="T14" style:family="text">
      <style:text-properties fo:language="en" fo:country="US" officeooo:rsid="0014c13a"/>
    </style:style>
    <style:style style:name="T15" style:family="text">
      <style:text-properties officeooo:rsid="0014c13a"/>
    </style:style>
    <style:style style:name="T16" style:family="text">
      <style:text-properties officeooo:rsid="0004709c"/>
    </style:style>
    <style:style style:name="T17" style:family="text">
      <style:text-properties officeooo:rsid="0016aa1b"/>
    </style:style>
    <style:style style:name="T18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19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0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1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22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23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24" style:family="text">
      <style:text-properties style:use-window-font-color="true" style:font-name="T-FLEX Type B" fo:font-size="12pt" fo:letter-spacing="-0.0024in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25" style:family="text">
      <style:text-properties style:use-window-font-color="true" style:font-name="T-FLEX Type B" fo:font-size="12pt" fo:letter-spacing="-0.0024in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26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27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28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4" svg:width="7.2051in" svg:height="11.1425in" svg:x="0.7661in" svg:y="0.2917in">
          <text:p/>
          <draw:enhanced-geometry svg:viewBox="0 0 21600 21600" draw:type="rectangle" draw:enhanced-path="M 0 0 L 21600 0 21600 21600 0 21600 0 0 Z N"/>
        </draw:custom-shape>
        <draw:line draw:style-name="gr3" draw:text-style-name="P15" svg:x1="1.1134in" svg:y1="9.8508in" svg:x2="1.1134in" svg:y2="10.4516in">
          <text:p/>
        </draw:line>
        <draw:line draw:style-name="gr3" draw:text-style-name="P15" svg:x1="0.7709in" svg:y1="9.8598in" svg:x2="7.9638in" svg:y2="9.8598in">
          <text:p/>
        </draw:line>
        <draw:line draw:style-name="gr3" draw:text-style-name="P15" svg:x1="1.5591in" svg:y1="9.8626in" svg:x2="1.5591in" svg:y2="11.428in">
          <text:p/>
        </draw:line>
        <draw:line draw:style-name="gr3" draw:text-style-name="P15" svg:x1="2.5382in" svg:y1="9.8701in" svg:x2="2.5382in" svg:y2="11.4276in">
          <text:p/>
        </draw:line>
        <draw:line draw:style-name="gr3" draw:text-style-name="P15" svg:x1="3.1295in" svg:y1="9.8701in" svg:x2="3.1295in" svg:y2="11.4276in">
          <text:p/>
        </draw:line>
        <draw:line draw:style-name="gr3" draw:text-style-name="P15" svg:x1="3.5236in" svg:y1="9.8654in" svg:x2="3.5236in" svg:y2="11.4224in">
          <text:p/>
        </draw:line>
        <draw:line draw:style-name="gr3" draw:text-style-name="P15" svg:x1="6.4764in" svg:y1="10.4535in" svg:x2="6.4772in" svg:y2="10.839in">
          <text:p/>
        </draw:line>
        <draw:line draw:style-name="gr4" draw:text-style-name="P15" svg:x1="0.7709in" svg:y1="11.0409in" svg:x2="3.5161in" svg:y2="11.0409in">
          <text:p/>
        </draw:line>
        <draw:line draw:style-name="gr4" draw:text-style-name="P15" svg:x1="0.7709in" svg:y1="11.2374in" svg:x2="3.5161in" svg:y2="11.2374in">
          <text:p/>
        </draw:line>
        <draw:frame draw:style-name="gr5" draw:text-style-name="P17" svg:width="0.3177in" svg:height="0.1717in" svg:x="0.7854in" svg:y="10.2709in">
          <draw:text-box>
            <text:p text:style-name="P16"><text:span text:style-name="T18">Изм</text:span><text:span text:style-name="T19">.</text:span></text:p>
          </draw:text-box>
        </draw:frame>
        <draw:frame draw:style-name="gr5" draw:text-style-name="P18" svg:width="0.3961in" svg:height="0.1717in" svg:x="1.1445in" svg:y="10.2709in">
          <draw:text-box>
            <text:p text:style-name="P16"><text:span text:style-name="T20">Лист</text:span></text:p>
          </draw:text-box>
        </draw:frame>
        <draw:frame draw:style-name="gr5" draw:text-style-name="P20" svg:width="0.9268in" svg:height="0.1717in" svg:x="1.5823in" svg:y="10.2709in">
          <draw:text-box>
            <text:p text:style-name="P19"><text:span text:style-name="T20">№ </text:span><text:span text:style-name="T20">докум.</text:span></text:p>
          </draw:text-box>
        </draw:frame>
        <draw:frame draw:style-name="gr5" draw:text-style-name="P20" svg:width="0.5524in" svg:height="0.1717in" svg:x="2.5606in" svg:y="10.2709in">
          <draw:text-box>
            <text:p text:style-name="P19"><text:span text:style-name="T18">Подпись</text:span></text:p>
          </draw:text-box>
        </draw:frame>
        <draw:frame draw:style-name="gr5" draw:text-style-name="P20" svg:width="0.3598in" svg:height="0.1717in" svg:x="3.1445in" svg:y="10.2709in">
          <draw:text-box>
            <text:p text:style-name="P19"><text:span text:style-name="T20">Дата</text:span></text:p>
          </draw:text-box>
        </draw:frame>
        <draw:frame draw:style-name="gr5" draw:text-style-name="P21" svg:width="0.5307in" svg:height="0.1717in" svg:x="6.5043in" svg:y="10.4634in">
          <draw:text-box>
            <text:p text:style-name="P16"><text:span text:style-name="T21">лист</text:span></text:p>
          </draw:text-box>
        </draw:frame>
        <draw:frame draw:style-name="gr5" draw:text-style-name="P22" svg:width="0.5307in" svg:height="0.1724in" svg:x="6.5043in" svg:y="10.6669in">
          <draw:text-box>
            <text:p text:style-name="P16"><text:span text:style-name="T22">1</text:span></text:p>
          </draw:text-box>
        </draw:frame>
        <draw:frame draw:style-name="gr5" draw:text-style-name="P24" svg:width="4.3803in" svg:height="0.2657in" svg:x="3.5614in" svg:y="10.0307in">
          <draw:text-box>
            <text:p text:style-name="P23"><text:span text:style-name="T23">КП-АПИ(Ф)НГТУ-210200.65-(АВР09-1)-08-14</text:span></text:p>
          </draw:text-box>
        </draw:frame>
        <draw:line draw:style-name="gr3" draw:text-style-name="P15" svg:x1="0.7709in" svg:y1="10.45in" svg:x2="7.9638in" svg:y2="10.45in">
          <text:p/>
        </draw:line>
        <draw:line draw:style-name="gr3" draw:text-style-name="P15" svg:x1="0.7764in" svg:y1="10.2543in" svg:x2="3.5217in" svg:y2="10.2543in">
          <text:p/>
        </draw:line>
        <draw:line draw:style-name="gr4" draw:text-style-name="P15" svg:x1="0.7709in" svg:y1="10.0547in" svg:x2="3.5354in" svg:y2="10.0528in">
          <text:p/>
        </draw:line>
        <draw:line draw:style-name="gr4" draw:text-style-name="P15" svg:x1="0.7709in" svg:y1="10.8437in" svg:x2="3.5161in" svg:y2="10.8437in">
          <text:p/>
        </draw:line>
        <draw:line draw:style-name="gr4" draw:text-style-name="P15" svg:x1="0.7709in" svg:y1="10.6453in" svg:x2="3.5161in" svg:y2="10.6453in">
          <text:p/>
        </draw:line>
        <draw:g draw:style-name="gr6">
          <draw:frame draw:style-name="gr5" draw:text-style-name="P22" svg:width="0.7657in" svg:height="0.1717in" svg:x="0.7799in" svg:y="10.4689in">
            <draw:text-box>
              <text:p text:style-name="P19"><text:span text:style-name="T20">Разраб.</text:span></text:p>
            </draw:text-box>
          </draw:frame>
          <draw:frame draw:style-name="gr5" draw:text-style-name="P25" svg:width="0.9268in" svg:height="0.1717in" svg:x="1.5827in" svg:y="10.4689in">
            <draw:text-box>
              <text:p text:style-name="P19"><text:span text:style-name="T24">Муртазина Е.В.</text:span></text:p>
            </draw:text-box>
          </draw:frame>
        </draw:g>
        <draw:g draw:style-name="gr6">
          <draw:frame draw:style-name="gr5" draw:text-style-name="P20" svg:width="0.7657in" svg:height="0.1717in" svg:x="0.7799in" svg:y="10.6618in">
            <draw:text-box>
              <text:p text:style-name="P19"><text:span text:style-name="T20">Провер.</text:span></text:p>
            </draw:text-box>
          </draw:frame>
          <draw:frame draw:style-name="gr5" draw:text-style-name="P22" svg:width="0.9268in" svg:height="0.1717in" svg:x="1.5827in" svg:y="10.6618in">
            <draw:text-box>
              <text:p text:style-name="P19"><text:span text:style-name="T25">Лазарева Е.И.</text:span></text:p>
            </draw:text-box>
          </draw:frame>
        </draw:g>
        <draw:g draw:style-name="gr6">
          <draw:frame draw:style-name="gr7" draw:text-style-name="P19" svg:width="0.7657in" svg:height="0.1717in" svg:x="0.7799in" svg:y="10.8598in">
            <draw:text-box>
              <text:p/>
            </draw:text-box>
          </draw:frame>
          <draw:custom-shape draw:style-name="gr8" draw:text-style-name="P14" svg:width="0.9268in" svg:height="0.1717in" svg:x="1.5827in" svg:y="10.8606in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0" svg:width="0.7657in" svg:height="0.1717in" svg:x="0.7799in" svg:y="11.052in">
            <draw:text-box>
              <text:p text:style-name="P19"><text:span text:style-name="T20">Н. Контр.</text:span></text:p>
            </draw:text-box>
          </draw:frame>
          <draw:custom-shape draw:style-name="gr8" draw:text-style-name="P14" svg:width="0.9268in" svg:height="0.1717in" svg:x="1.5827in" svg:y="11.0528in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7" svg:width="0.7657in" svg:height="0.1717in" svg:x="0.7799in" svg:y="11.2445in">
            <draw:text-box>
              <text:p text:style-name="P26"><text:span text:style-name="T20">Утверд.</text:span></text:p>
            </draw:text-box>
          </draw:frame>
          <draw:custom-shape draw:style-name="gr8" draw:text-style-name="P14" svg:width="0.9268in" svg:height="0.1717in" svg:x="1.5827in" svg:y="11.2453in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5" svg:x1="5.8854in" svg:y1="10.4535in" svg:x2="5.8854in" svg:y2="11.4224in">
          <text:p/>
        </draw:line>
        <draw:frame draw:style-name="gr5" draw:text-style-name="P28" svg:width="2.2661in" svg:height="0.8961in" svg:x="3.5709in" svg:y="10.4945in">
          <draw:text-box>
            <text:p text:style-name="P23"><text:span text:style-name="T26">Пояснительная записка</text:span></text:p>
          </draw:text-box>
        </draw:frame>
        <draw:line draw:style-name="gr3" draw:text-style-name="P15" svg:x1="5.8898in" svg:y1="10.6472in" svg:x2="7.9677in" svg:y2="10.6472in">
          <text:p/>
        </draw:line>
        <draw:line draw:style-name="gr3" draw:text-style-name="P15" svg:x1="5.889in" svg:y1="10.8437in" svg:x2="7.9669in" svg:y2="10.8437in">
          <text:p/>
        </draw:line>
        <draw:line draw:style-name="gr3" draw:text-style-name="P15" svg:x1="7.0661in" svg:y1="10.4535in" svg:x2="7.0669in" svg:y2="10.839in">
          <text:p/>
        </draw:line>
        <draw:frame draw:style-name="gr5" draw:text-style-name="P29" svg:width="0.5307in" svg:height="0.1717in" svg:x="5.9154in" svg:y="10.4634in">
          <draw:text-box>
            <text:p text:style-name="P23"><text:span text:style-name="T21">лит</text:span></text:p>
          </draw:text-box>
        </draw:frame>
        <draw:frame draw:style-name="gr5" draw:text-style-name="P18" svg:width="0.8378in" svg:height="0.1717in" svg:x="7.098in" svg:y="10.4634in">
          <draw:text-box>
            <text:p text:style-name="P16"><text:span text:style-name="T18">листов</text:span></text:p>
          </draw:text-box>
        </draw:frame>
        <draw:frame draw:style-name="gr5" draw:text-style-name="P30" svg:width="0.8378in" svg:height="0.1717in" svg:x="7.1028in" svg:y="10.661in">
          <draw:text-box>
            <text:p text:style-name="P23"><text:span text:style-name="T27">25</text:span></text:p>
          </draw:text-box>
        </draw:frame>
        <draw:line draw:style-name="gr4" draw:text-style-name="P15" svg:x1="6.0827in" svg:y1="10.6516in" svg:x2="6.0827in" svg:y2="10.839in">
          <text:p/>
        </draw:line>
        <draw:line draw:style-name="gr4" draw:text-style-name="P15" svg:x1="6.2795in" svg:y1="10.652in" svg:x2="6.2795in" svg:y2="10.8394in">
          <text:p/>
        </draw:line>
        <draw:frame draw:style-name="gr5" draw:text-style-name="P31" svg:width="2.0205in" svg:height="0.2449in" svg:x="5.9154in" svg:y="11in">
          <draw:text-box>
            <text:p text:style-name="P23"><text:span text:style-name="T28">АВР09-1</text:span></text:p>
          </draw:text-box>
        </draw:frame>
      </draw:g>
      <text:p text:style-name="P1"/>
      <text:p text:style-name="P5">Содержание</text:p>
      <text:p text:style-name="P2">Введение ....<text:span text:style-name="T7">..............................................................................................................<text:tab/></text:span><text:span text:style-name="T9">2</text:span></text:p>
      <text:p text:style-name="P2">1. <text:span text:style-name="T17">Анализ исходных данных </text:span>..................................................................................<text:tab/><text:span text:style-name="T10">3</text:span></text:p>
      <text:p text:style-name="P2"><text:span text:style-name="T17">1</text:span>.<text:span text:style-name="T17">1</text:span> <text:span text:style-name="T17">Назначение проектируемого устройства </text:span>........................................................<text:tab/><text:span text:style-name="T7">5</text:span></text:p>
      <text:p text:style-name="P3"><text:span text:style-name="T17">1</text:span>.<text:span text:style-name="T17">2</text:span> <text:span text:style-name="T17">Принцип работы устройства </text:span><text:span text:style-name="T1">............................................................................<text:tab/></text:span><text:span text:style-name="T8">8</text:span></text:p>
      <text:p text:style-name="P4"><text:span text:style-name="T5">2</text:span><text:span text:style-name="T1">. </text:span><text:span text:style-name="T2">Выбор </text:span><text:span text:style-name="T5">типа и организационной формы производства </text:span><text:span text:style-name="T7">....................................<text:tab/>1</text:span><text:span text:style-name="T11">1</text:span></text:p>
      <text:p text:style-name="P6"><text:span text:style-name="T17">3</text:span>. <text:span text:style-name="T17">Оценка технологичности конструкции </text:span><text:span text:style-name="T3">…</text:span><text:span text:style-name="T5">................................</text:span><text:span text:style-name="T3">....................</text:span>.....<text:tab/><text:span text:style-name="T7">1</text:span><text:span text:style-name="T12">4</text:span></text:p>
      <text:p text:style-name="P7"><text:span text:style-name="T17">3</text:span>.<text:span text:style-name="T17">1</text:span> <text:span text:style-name="T17">Качественная оценка технологичности конструкции ..</text:span>.................................<text:tab/><text:span text:style-name="T13">20</text:span></text:p>
      <text:p text:style-name="P10"><text:span text:style-name="T17">3</text:span>.<text:span text:style-name="T17">2</text:span> <text:span text:style-name="T17">Количественная оценка технологичности конструкции </text:span>.......................<text:span text:style-name="T7">........<text:tab/></text:span><text:span text:style-name="T14">21</text:span></text:p>
      <text:p text:style-name="P11"><text:span text:style-name="T14">4. </text:span><text:span text:style-name="T6">Выбор метода изготовления печатной платы …...............................................</text:span></text:p>
      <text:p text:style-name="P11"><text:span text:style-name="T6">5. Проектирование технологического процесса сборки узла ….........................</text:span></text:p>
      <text:p text:style-name="P11"><text:span text:style-name="T6">6. Детализация процесса сборки ….......................................................................</text:span></text:p>
      <text:p text:style-name="P11"><text:span text:style-name="T6">7. Нормирование сборочной операции ….............................................................</text:span></text:p>
      <text:p text:style-name="P11"><text:span text:style-name="T6">8. Руководство по проверке модуля процессора …..............................................</text:span></text:p>
      <text:p text:style-name="P11"><text:span text:style-name="T6">8.1 Общие указания …............................................................................................</text:span></text:p>
      <text:p text:style-name="P11"><text:span text:style-name="T6">8.2 Подготовка модуля процессора к проверке …................................................</text:span></text:p>
      <text:p text:style-name="P11"><text:span text:style-name="T6">8.3 Проверка модуля процессора ….......................................................................</text:span></text:p>
      <text:p text:style-name="P12">Заключение<text:span text:style-name="T16">...............................................................................................................<text:tab/></text:span>24</text:p>
      <text:p text:style-name="P13">Нормативные ссылки …..........................................................................................</text:p>
      <text:p text:style-name="P9"><text:span text:style-name="T4">Список используемой литературы</text:span>.........................................................................<text:tab/>2<text:span text:style-name="T15">5</text:span></text:p>
      <text:p text:style-name="P8">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03T15:26:38.538913362</dc:date>
    <meta:editing-duration>PT1H22M19S</meta:editing-duration>
    <meta:editing-cycles>27</meta:editing-cycles>
    <meta:generator>LibreOffice/4.1.4.2$Linux_X86_64 LibreOffice_project/410m0$Build-2</meta:generator>
    <meta:document-statistic meta:table-count="0" meta:image-count="0" meta:object-count="0" meta:page-count="1" meta:paragraph-count="21" meta:word-count="108" meta:character-count="1943" meta:non-whitespace-character-count="1856"/>
  </office:meta>
</office:document-meta>
</file>